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60000001EF14CC445A2B13AD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2" style:family="table">
      <style:table-properties style:width="29.607cm" fo:margin-left="-1.473cm" table:align="left"/>
    </style:style>
    <style:style style:name="Tableau2.A" style:family="table-column">
      <style:table-column-properties style:column-width="3.493cm"/>
    </style:style>
    <style:style style:name="Tableau2.B" style:family="table-column">
      <style:table-column-properties style:column-width="11.218cm"/>
    </style:style>
    <style:style style:name="Tableau2.C" style:family="table-column">
      <style:table-column-properties style:column-width="5.001cm"/>
    </style:style>
    <style:style style:name="Tableau2.D" style:family="table-column">
      <style:table-column-properties style:column-width="9.895cm"/>
    </style:style>
    <style:style style:name="Tableau2.1" style:family="table-row">
      <style:table-row-properties style:min-row-height="1.60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text-properties officeooo:rsid="001d6202" officeooo:paragraph-rsid="001d6202"/>
    </style:style>
    <style:style style:name="P2" style:family="paragraph" style:parent-style-name="Table_20_Contents">
      <style:paragraph-properties fo:text-align="center" style:justify-single-word="false"/>
      <style:text-properties fo:font-size="11pt" fo:font-weight="bold" officeooo:rsid="0021a6fe" officeooo:paragraph-rsid="001d6202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bold" officeooo:rsid="001dcc9d" officeooo:paragraph-rsid="001dcc9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font-size="11pt" officeooo:paragraph-rsid="001d6202" style:font-size-asian="11pt" style:font-size-complex="11pt"/>
    </style:style>
    <style:style style:name="P5" style:family="paragraph" style:parent-style-name="Table_20_Contents">
      <style:text-properties fo:font-size="11pt" officeooo:rsid="003010bc" officeooo:paragraph-rsid="003010bc" style:font-size-asian="11pt" style:font-size-complex="11pt"/>
    </style:style>
    <style:style style:name="P6" style:family="paragraph" style:parent-style-name="Table_20_Contents">
      <style:text-properties fo:font-size="11pt" officeooo:rsid="00307c3a" officeooo:paragraph-rsid="00307c3a" style:font-size-asian="11pt" style:font-size-complex="11pt"/>
    </style:style>
    <style:style style:name="P7" style:family="paragraph" style:parent-style-name="Table_20_Contents">
      <style:text-properties fo:font-size="11pt" officeooo:rsid="0030a3f9" officeooo:paragraph-rsid="0030a3f9" style:font-size-asian="11pt" style:font-size-complex="11pt"/>
    </style:style>
    <style:style style:name="P8" style:family="paragraph" style:parent-style-name="Table_20_Contents">
      <style:text-properties fo:font-size="11pt" officeooo:rsid="0031ac39" officeooo:paragraph-rsid="0031ac39" style:font-size-asian="11pt" style:font-size-complex="11pt"/>
    </style:style>
    <style:style style:name="P9" style:family="paragraph" style:parent-style-name="Table_20_Contents">
      <style:text-properties fo:font-size="11pt" officeooo:rsid="0033951c" officeooo:paragraph-rsid="001d6202" style:font-size-asian="11pt" style:font-size-complex="11pt"/>
    </style:style>
    <style:style style:name="P10" style:family="paragraph" style:parent-style-name="Table_20_Contents">
      <style:text-properties fo:font-size="11pt" officeooo:rsid="0033951c" officeooo:paragraph-rsid="0033951c" style:font-size-asian="11pt" style:font-size-complex="11pt"/>
    </style:style>
    <style:style style:name="P11" style:family="paragraph" style:parent-style-name="Table_20_Contents">
      <style:text-properties officeooo:paragraph-rsid="002c0d42"/>
    </style:style>
    <style:style style:name="P12" style:family="paragraph" style:parent-style-name="Table_20_Contents">
      <style:text-properties officeooo:paragraph-rsid="001d6202"/>
    </style:style>
    <style:style style:name="P13" style:family="paragraph" style:parent-style-name="Table_20_Contents">
      <style:text-properties officeooo:paragraph-rsid="002dae86"/>
    </style:style>
    <style:style style:name="P14" style:family="paragraph" style:parent-style-name="Table_20_Contents">
      <style:text-properties officeooo:rsid="002dae86" officeooo:paragraph-rsid="002dae86"/>
    </style:style>
    <style:style style:name="P15" style:family="paragraph" style:parent-style-name="Text_20_body">
      <style:text-properties fo:font-size="2pt" officeooo:paragraph-rsid="001d6202" style:font-size-asian="1.75pt" style:font-size-complex="2pt"/>
    </style:style>
    <style:style style:name="P16" style:family="paragraph" style:parent-style-name="Text_20_body">
      <style:text-properties officeooo:paragraph-rsid="002f46e5"/>
    </style:style>
    <style:style style:name="P17" style:family="paragraph" style:parent-style-name="Text_20_body">
      <style:text-properties officeooo:paragraph-rsid="0027a8ee"/>
    </style:style>
    <style:style style:name="P18" style:family="paragraph" style:parent-style-name="Standard" style:list-style-name="L1"/>
    <style:style style:name="P19" style:family="paragraph" style:parent-style-name="Table_20_Contents">
      <style:text-properties fo:font-size="11pt" officeooo:rsid="003473ca" officeooo:paragraph-rsid="003473ca" style:font-size-asian="11pt" style:font-size-complex="11pt"/>
    </style:style>
    <style:style style:name="P20" style:family="paragraph" style:parent-style-name="Text_20_body" style:list-style-name="L1">
      <style:text-properties officeooo:rsid="002e48a0" officeooo:paragraph-rsid="0029a540"/>
    </style:style>
    <style:style style:name="T1" style:family="text">
      <style:text-properties officeooo:rsid="002e48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e48a0" style:font-weight-asian="bold" style:font-weight-complex="bold"/>
    </style:style>
    <style:style style:name="T4" style:family="text">
      <style:text-properties fo:font-weight="bold" officeooo:rsid="00233438" style:font-weight-asian="bold" style:font-weight-complex="bold"/>
    </style:style>
    <style:style style:name="T5" style:family="text">
      <style:text-properties fo:font-weight="bold" officeooo:rsid="002f46e5" style:font-weight-asian="bold" style:font-weight-complex="bold"/>
    </style:style>
    <style:style style:name="T6" style:family="text">
      <style:text-properties officeooo:rsid="001dcc9d"/>
    </style:style>
    <style:style style:name="T7" style:family="text">
      <style:text-properties officeooo:rsid="0020938e"/>
    </style:style>
    <style:style style:name="T8" style:family="text">
      <style:text-properties officeooo:rsid="00233438"/>
    </style:style>
    <style:style style:name="T9" style:family="text">
      <style:text-properties fo:color="#ff0000" loext:opacity="100%" fo:font-weight="bold" officeooo:rsid="00233438" fo:background-color="#ffff00" loext:char-shading-value="0" style:font-weight-asian="bold" style:font-weight-complex="bold"/>
    </style:style>
    <style:style style:name="T10" style:family="text">
      <style:text-properties fo:color="#ff0000" loext:opacity="100%" officeooo:rsid="00233438" fo:background-color="#ffff00" loext:char-shading-value="0"/>
    </style:style>
    <style:style style:name="T11" style:family="text">
      <style:text-properties officeooo:rsid="00254d4c"/>
    </style:style>
    <style:style style:name="T12" style:family="text">
      <style:text-properties officeooo:rsid="0027a8ee"/>
    </style:style>
    <style:style style:name="T13" style:family="text">
      <style:text-properties fo:color="#c9211e" loext:opacity="100%" fo:font-weight="bold" officeooo:rsid="002e48a0" style:font-weight-asian="bold" style:font-weight-complex="bold"/>
    </style:style>
    <style:style style:name="T14" style:family="text">
      <style:text-properties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15" style:family="text">
      <style:text-properties fo:font-size="11pt" fo:font-weight="bold" officeooo:rsid="002c164a" fo:background-color="transparent" loext:char-shading-value="0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2c0d42" fo:background-color="transparent" loext:char-shading-value="0" style:font-size-asian="11pt" style:font-weight-asian="bold" style:font-size-complex="11pt" style:font-weight-complex="bold"/>
    </style:style>
    <style:style style:name="T17" style:family="text">
      <style:text-properties fo:font-size="11pt" fo:font-weight="bold" officeooo:rsid="001e884d" fo:background-color="transparent" loext:char-shading-value="0" style:font-size-asian="11pt" style:font-weight-asian="bold" style:font-size-complex="11pt" style:font-weight-complex="bold"/>
    </style:style>
    <style:style style:name="T18" style:family="text">
      <style:text-properties fo:font-size="11pt" fo:font-weight="bold" officeooo:rsid="0027b564" fo:background-color="transparent" loext:char-shading-value="0" style:font-size-asian="11pt" style:font-weight-asian="bold" style:font-size-complex="11pt" style:font-weight-complex="bold"/>
    </style:style>
    <style:style style:name="T19" style:family="text">
      <style:text-properties style:font-name="DejaVu Sans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20" style:family="text">
      <style:text-properties style:font-name="DejaVu Sans"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21" style:family="text">
      <style:text-properties style:font-name="DejaVu Sans" fo:font-size="11pt" officeooo:rsid="002fe09a" style:font-size-asian="10.5pt" style:font-weight-asian="normal"/>
    </style:style>
    <style:style style:name="T22" style:family="text">
      <style:text-properties officeooo:rsid="003395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1.439cm" svg:y="-1.085cm" svg:width="2.275cm" svg:height="0.794cm" draw:z-index="0"><draw:image xlink:href="Pictures/10000000000000560000001EF14CC445A2B13ADD.png" xlink:type="simple" xlink:show="embed" xlink:actuate="onLoad" draw:mime-type="image/png"/></draw:frame>TÂCHES EFFECTUÉES ET INVESTISSEMENT</text:p>
      <text:p text:style-name="Subtitle">FICHE INDIVIDUELLE</text:p>
      <text:p text:style-name="Standard"><text:span text:style-name="T1">Voici une grille permettant d’</text:span><text:span text:style-name="T3">i</text:span><text:span text:style-name="T13">ndiquer les tâches de chaque membre du groupe et son investissement</text:span><text:span text:style-name="T1"> dans le projet tuteuré. Pour le pourcentage, il faut tenir compte de deux choses :</text:span></text:p>
      <text:list xml:id="list3509104048" text:style-name="L1">
        <text:list-item>
          <text:list>
            <text:list-item>
              <text:list>
                <text:list-item>
                  <text:p text:style-name="P18">essentiellement <text:span text:style-name="T2">ce qui a été fait par rapport à ce qui était demandé – en tenant compte de la difficulté, de la quantité et de la qualité du travail </text:span>;</text:p>
                </text:list-item>
                <text:list-item>
                  <text:p text:style-name="P20">et <text:span text:style-name="T2">situer quelque peu cet investissement par rapport à celui des autres</text:span> 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P17"><text:span text:style-name="T8">Chaque membre du groupe (y compris l</text:span><text:span text:style-name="T21">a</text:span><text:span text:style-name="T8"> ou l</text:span><text:span text:style-name="T21">e</text:span><text:span text:style-name="T8"> chef·fe de projet) la remplit individuellement.</text:span></text:p>
      <text:p text:style-name="P16"><text:span text:style-name="T8">Chaque membre du groupe</text:span><text:span text:style-name="T4"> la transmet à la cheffe </text:span><text:span text:style-name="T5">ou </text:span><text:span text:style-name="T4">au chef de projet </text:span><text:span text:style-name="T9">au plus tard à 16 h le jour d’envoi du mail</text:span><text:span text:style-name="T10"> </text:span><text:span text:style-name="T8">au ou à la professeur·e référent·e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2">Date<text:span text:style-name="T7">s</text:span> <text:span text:style-name="T6">d’envoi des mails</text:span></text:p>
          </table:table-cell>
          <table:table-cell table:style-name="Tableau2.A1" office:value-type="string">
            <text:p text:style-name="P3">Tâches réalisées <text:span text:style-name="T11">par vous </text:span>dans la semaine <text:line-break/>(soyez <text:span text:style-name="T12">précis·e</text:span>)</text:p>
          </table:table-cell>
          <table:table-cell table:style-name="Tableau2.A1" office:value-type="string">
            <text:p text:style-name="P3">Investissement dans le projet tuteuré</text:p>
            <text:p text:style-name="P3">(en pourcentage)</text:p>
          </table:table-cell>
          <table:table-cell table:style-name="Tableau2.D1" office:value-type="string">
            <text:p text:style-name="P3">Remarques</text:p>
          </table:table-cell>
        </table:table-row>
        <table:table-row>
          <table:table-cell table:style-name="Tableau2.A2" office:value-type="string">
            <text:p text:style-name="P11"><text:span text:style-name="T20">2</text:span><text:span text:style-name="T15">/</text:span><text:span text:style-name="T16">10/</text:span><text:span text:style-name="T20">2020</text:span></text:p>
          </table:table-cell>
          <table:table-cell table:style-name="Tableau2.A1" office:value-type="string">
            <text:p text:style-name="P6">Élaboration du plan</text:p>
            <text:p text:style-name="P6">Recherche sur le contenu des parties</text:p>
          </table:table-cell>
          <table:table-cell table:style-name="Tableau2.A2" office:value-type="string">
            <text:p text:style-name="P5">2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3"><text:span text:style-name="T20">9</text:span><text:span text:style-name="T17">/10/</text:span><text:span text:style-name="T20">2020</text:span></text:p>
          </table:table-cell>
          <table:table-cell table:style-name="Tableau2.A2" office:value-type="string">
            <text:p text:style-name="P7">Suite de la recherche du plan</text:p>
          </table:table-cell>
          <table:table-cell table:style-name="Tableau2.A2" office:value-type="string">
            <text:p text:style-name="P7">1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3"><text:span text:style-name="T20">16</text:span><text:span text:style-name="T18">/10/</text:span><text:span text:style-name="T20">2020</text:span></text:p>
          </table:table-cell>
          <table:table-cell table:style-name="Tableau2.A1" office:value-type="string">
            <text:p text:style-name="P8">Remplissage des parties/sous-parties à et du contenu à insérer dans le site et le rapport</text:p>
          </table:table-cell>
          <table:table-cell table:style-name="Tableau2.A2" office:value-type="string">
            <text:p text:style-name="P8">2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3"><text:span text:style-name="T18">2</text:span><text:span text:style-name="T20">3</text:span><text:span text:style-name="T18">/10/</text:span><text:span text:style-name="T20">2020</text:span></text:p>
          </table:table-cell>
          <table:table-cell table:style-name="Tableau2.A1" office:value-type="string">
            <text:p text:style-name="P4">R<text:span text:style-name="T22">echerches sur le fonctionnement des MAO</text:span></text:p>
          </table:table-cell>
          <table:table-cell table:style-name="Tableau2.A2" office:value-type="string">
            <text:p text:style-name="P9">10 %</text:p>
          </table:table-cell>
          <table:table-cell table:style-name="Tableau2.D2" office:value-type="string">
            <text:p text:style-name="P10">Semaine de partiels,donc peu d’avancement</text:p>
          </table:table-cell>
        </table:table-row>
        <table:table-row>
          <table:table-cell table:style-name="Tableau2.A2" office:value-type="string">
            <text:p text:style-name="P13"><text:span text:style-name="T20">30</text:span><text:span text:style-name="T17">/1</text:span><text:span text:style-name="T14">0</text:span><text:span text:style-name="T17">/</text:span><text:span text:style-name="T20">2020</text:span></text:p>
          </table:table-cell>
          <table:table-cell table:style-name="Tableau2.A1" office:value-type="string">
            <text:p text:style-name="P19">Fin des recherches sur le fonctionnement</text:p>
            <text:p text:style-name="P19">Bon avancement des recherches sur les droits (besoin de demander à M. Sahler pour une aide)</text:p>
          </table:table-cell>
          <table:table-cell table:style-name="Tableau2.A2" office:value-type="string">
            <text:p text:style-name="P19">60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3"><text:span text:style-name="T20">6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3"><text:span text:style-name="T20">13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3"><text:span text:style-name="T17">2</text:span><text:span text:style-name="T20">0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3"><text:span text:style-name="T18">2</text:span><text:span text:style-name="T20">7</text:span><text:span text:style-name="T18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ext:soft-page-break/>
        <table:table-row>
          <table:table-cell table:style-name="Tableau2.A2" office:value-type="string">
            <text:p text:style-name="P12"><text:span text:style-name="T20">4</text:span><text:span text:style-name="T17">/12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4"><text:span text:style-name="T19">11</text:span><text:span text:style-name="T17">/12/</text:span><text:span text:style-name="T19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3"><text:span text:style-name="T20">18</text:span><text:span text:style-name="T17">/12/</text:span><text:span text:style-name="T20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style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.101cm" style:contextual-spacing="false" fo:text-align="center" style:justify-single-word="false" fo:text-indent="0cm" style:auto-text-indent="false" style:page-number="auto" fo:keep-with-next="always"/>
      <style:text-properties fo:color="#000066" loext:opacity="100%" style:font-name="Liberation Sans" fo:font-family="'Liberation Sans'" style:font-style-name="Gras" style:font-family-generic="swiss" style:font-pitch="variable" fo:font-size="26pt" fo:font-style="normal" fo:font-weight="bold" style:font-name-asian="WenQuanYi Zen Hei" style:font-family-asian="'WenQuanYi Zen Hei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109cm" style:contextual-spacing="false" fo:text-align="justify" style:justify-single-word="false" fo:text-indent="0cm" style:auto-text-indent="false"/>
      <style:text-properties fo:color="#000099" loext:opacity="100%" style:font-name="Linux Biolinum O" fo:font-family="'Linux Biolinum O'" style:font-style-name="Gras" style:font-pitch="variable" fo:font-size="18pt" fo:font-weight="bold" style:font-size-asian="115%" style:font-weight-asian="normal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9cm" style:contextual-spacing="false" fo:text-align="justify" style:justify-single-word="false" fo:text-indent="0.499cm" style:auto-text-indent="false"/>
      <style:text-properties fo:color="#0000cc" loext:opacity="100%" fo:font-size="16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cm" fo:margin-bottom="0.109cm" style:contextual-spacing="false" fo:text-align="justify" style:justify-single-word="false" fo:text-indent="1cm" style:auto-text-indent="false" style:page-number="auto"/>
      <style:text-properties fo:color="#0000ff" loext:opacity="100%" fo:font-size="14pt" fo:font-weight="bold" style:font-size-asian="14pt" style:font-weight-asian="normal" style:font-size-complex="14pt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1cm" fo:margin-bottom="0.3cm" style:contextual-spacing="false" fo:text-align="center" style:justify-single-word="false"/>
      <style:text-properties fo:font-size="22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Footnote" style:family="paragraph" style:parent-style-name="Standard" style:class="extra">
      <style:paragraph-properties fo:margin-left="0.598cm" fo:margin-right="0cm" fo:margin-top="0cm" fo:margin-bottom="0.101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style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23T16:58:59.429799776</meta:creation-date>
    <meta:editing-duration>PT2H18M21S</meta:editing-duration>
    <meta:editing-cycles>27</meta:editing-cycles>
    <meta:generator>LibreOffice/7.0.1.2$Windows_X86_64 LibreOffice_project/7cbcfc562f6eb6708b5ff7d7397325de9e764452</meta:generator>
    <dc:title>cours</dc:title>
    <dc:date>2020-10-27T15:34:27.305000000</dc:date>
    <meta:document-statistic meta:table-count="1" meta:image-count="1" meta:object-count="0" meta:page-count="2" meta:paragraph-count="37" meta:word-count="249" meta:character-count="1468" meta:non-whitespace-character-count="1255"/>
    <meta:template xlink:type="simple" xlink:actuate="onRequest" xlink:title="cours" xlink:href="../../../../../../../../.config/libreoffice/4/user/template/cours1.ott" meta:date="2017-06-23T16:58:59.281490126"/>
  </office:meta>
</office:document-meta>
</file>